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0-09-08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20-0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9-09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9-04-03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9-01-29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8-09-1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8-05-1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8-01-26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7-09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7-05-16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7-01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6-09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6-05-31 0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6-01-1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5-07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5-01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51</text:p>
          </table:table-cell>
          <table:table-cell office:value-type="string" calcext:value-type="string">
            <text:p>Fittstown Mesonet</text:p>
          </table:table-cell>
          <table:table-cell office:value-type="string" calcext:value-type="string">
            <text:p>2014-01-30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0" meta:object-count="0"/>
    <meta:user-defined meta:name="AppVersion">3.0</meta:user-defined>
  </office:meta>
</office:document-meta>
</file>